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dce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5b5d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draw:auto-grow-width="true" fo:min-height="0.638cm" fo:min-width="0.892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draw:auto-grow-width="true" fo:min-height="0.638cm" fo:min-width="0.893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dce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85b5d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04cm" svg:height="1.002cm" svg:x="7.152cm" svg:y="14.917cm" svg:viewBox="0 0 2041 1003" draw:points="0,989 1004,1 2041,0 1016,1003">
            <text:p/>
          </draw:polygon>
          <draw:polygon draw:style-name="gr2" draw:text-style-name="P2" draw:layer="layout" svg:width="1.022cm" svg:height="2.036cm" svg:x="8.17cm" svg:y="14.919cm" svg:viewBox="0 0 1023 2037" draw:points="0,2037 7,993 1023,0 1023,1043">
            <text:p/>
          </draw:polygon>
          <draw:rect draw:style-name="gr3" draw:text-style-name="P3" draw:layer="layout" svg:width="1.034cm" svg:height="1.034cm" svg:x="7.143cm" svg:y="15.93cm">
            <text:p/>
          </draw:rect>
          <draw:rect draw:style-name="gr3" draw:text-style-name="P3" draw:layer="layout" svg:width="1.038cm" svg:height="2.059cm" svg:x="8.168cm" svg:y="12.864cm">
            <text:p/>
          </draw:rect>
          <draw:polygon draw:style-name="gr1" draw:text-style-name="P1" draw:layer="layout" svg:width="1.393cm" svg:height="0.35cm" svg:x="8.151cm" svg:y="12.511cm" svg:viewBox="0 0 1394 351" draw:points="0,348 357,0 1394,4 1033,351">
            <text:p/>
          </draw:polygon>
          <draw:polygon draw:style-name="gr2" draw:text-style-name="P2" draw:layer="layout" svg:width="0.342cm" svg:height="2.378cm" svg:x="9.197cm" svg:y="12.52cm" svg:viewBox="0 0 343 2379" draw:points="1,2379 0,338 339,0 343,2054">
            <text:p/>
          </draw:polygon>
          <draw:polygon draw:style-name="gr2" draw:text-style-name="P2" draw:layer="layout" svg:width="0.379cm" svg:height="1.389cm" svg:x="13.283cm" svg:y="14.577cm" svg:viewBox="0 0 380 1390" draw:points="10,1390 0,343 366,0 380,1034">
            <text:p/>
          </draw:polygon>
          <draw:polygon draw:style-name="gr1" draw:text-style-name="P1" draw:layer="layout" svg:width="4.464cm" svg:height="0.356cm" svg:x="9.193cm" svg:y="14.561cm" svg:viewBox="0 0 4465 357" draw:points="0,348 357,0 4465,9 4090,357">
            <text:p/>
          </draw:polygon>
          <draw:rect draw:style-name="gr3" draw:text-style-name="P3" draw:layer="layout" svg:width="4.091cm" svg:height="1.034cm" svg:x="9.198cm" svg:y="14.923cm">
            <text:p/>
          </draw:rect>
          <draw:frame draw:style-name="gr4" draw:text-style-name="P5" draw:layer="layout" svg:width="0.892cm" svg:height="0.638cm" svg:x="9.505cm" svg:y="17.034cm">
            <draw:text-box>
              <text:p text:style-name="P4"><text:span text:style-name="T1">5 cm</text:span></text:p>
            </draw:text-box>
          </draw:frame>
          <draw:frame draw:style-name="gr4" draw:text-style-name="P5" draw:layer="layout" svg:width="0.892cm" svg:height="0.638cm" svg:x="13.252cm" svg:y="15.979cm">
            <draw:text-box>
              <text:p text:style-name="P4"><text:span text:style-name="T1">4 cm</text:span></text:p>
            </draw:text-box>
          </draw:frame>
          <draw:frame draw:style-name="gr5" draw:text-style-name="P5" draw:layer="layout" svg:width="0.893cm" svg:height="0.638cm" svg:x="13.751cm" svg:y="13.676cm">
            <draw:text-box>
              <text:p text:style-name="P4"><text:span text:style-name="T1">3 cm</text:span></text:p>
            </draw:text-box>
          </draw:frame>
          <draw:line draw:style-name="gr6" draw:text-style-name="P6" draw:layer="layout" svg:x1="9.199cm" svg:y1="15.958cm" svg:x2="13.294cm" svg:y2="15.958cm">
            <text:p/>
          </draw:line>
          <draw:line draw:style-name="gr6" draw:text-style-name="P6" draw:layer="layout" svg:x1="9.2cm" svg:y1="14.919cm" svg:x2="13.295cm" svg:y2="14.919cm">
            <text:p/>
          </draw:line>
          <draw:line draw:style-name="gr6" draw:text-style-name="P6" draw:layer="layout" svg:x1="9.54cm" svg:y1="14.576cm" svg:x2="13.66cm" svg:y2="14.577cm">
            <text:p/>
          </draw:line>
          <draw:line draw:style-name="gr6" draw:text-style-name="P6" draw:layer="layout" svg:x1="10.225cm" svg:y1="14.912cm" svg:x2="10.225cm" svg:y2="15.952cm">
            <text:p/>
          </draw:line>
          <draw:line draw:style-name="gr6" draw:text-style-name="P6" draw:layer="layout" svg:x1="11.257cm" svg:y1="14.912cm" svg:x2="11.257cm" svg:y2="15.952cm">
            <text:p/>
          </draw:line>
          <draw:line draw:style-name="gr6" draw:text-style-name="P6" draw:layer="layout" svg:x1="12.285cm" svg:y1="14.912cm" svg:x2="12.285cm" svg:y2="15.952cm">
            <text:p/>
          </draw:line>
          <draw:line draw:style-name="gr6" draw:text-style-name="P6" draw:layer="layout" svg:x1="13.289cm" svg:y1="14.912cm" svg:x2="13.289cm" svg:y2="15.952cm">
            <text:p/>
          </draw:line>
          <draw:line draw:style-name="gr6" draw:text-style-name="P6" draw:layer="layout" svg:x1="8.164cm" svg:y1="15.918cm" svg:x2="9.544cm" svg:y2="14.568cm">
            <text:p/>
          </draw:line>
          <draw:line draw:style-name="gr6" draw:text-style-name="P6" draw:layer="layout" svg:x1="10.226cm" svg:y1="14.914cm" svg:x2="10.568cm" svg:y2="14.568cm">
            <text:p/>
          </draw:line>
          <draw:line draw:style-name="gr6" draw:text-style-name="P6" draw:layer="layout" svg:x1="11.262cm" svg:y1="14.914cm" svg:x2="11.604cm" svg:y2="14.568cm">
            <text:p/>
          </draw:line>
          <draw:line draw:style-name="gr6" draw:text-style-name="P6" draw:layer="layout" svg:x1="12.294cm" svg:y1="14.914cm" svg:x2="12.636cm" svg:y2="14.568cm">
            <text:p/>
          </draw:line>
          <draw:line draw:style-name="gr6" draw:text-style-name="P6" draw:layer="layout" svg:x1="13.293cm" svg:y1="14.916cm" svg:x2="13.654cm" svg:y2="14.575cm">
            <text:p/>
          </draw:line>
          <draw:line draw:style-name="gr6" draw:text-style-name="P6" draw:layer="layout" svg:x1="9.54cm" svg:y1="14.572cm" svg:x2="9.536cm" svg:y2="12.522cm">
            <text:p/>
          </draw:line>
          <draw:line draw:style-name="gr6" draw:text-style-name="P6" draw:layer="layout" svg:x1="9.197cm" svg:y1="15.968cm" svg:x2="9.201cm" svg:y2="12.843cm">
            <text:p/>
          </draw:line>
          <draw:line draw:style-name="gr6" draw:text-style-name="P6" draw:layer="layout" svg:x1="9.202cm" svg:y1="13.884cm" svg:x2="9.544cm" svg:y2="13.538cm">
            <text:p/>
          </draw:line>
          <draw:line draw:style-name="gr6" draw:text-style-name="P6" draw:layer="layout" svg:x1="9.202cm" svg:y1="12.861cm" svg:x2="9.544cm" svg:y2="12.515cm">
            <text:p/>
          </draw:line>
          <draw:line draw:style-name="gr6" draw:text-style-name="P6" draw:layer="layout" svg:x1="8.172cm" svg:y1="14.913cm" svg:x2="8.168cm" svg:y2="12.863cm">
            <text:p/>
          </draw:line>
          <draw:line draw:style-name="gr6" draw:text-style-name="P6" draw:layer="layout" svg:x1="8.172cm" svg:y1="12.857cm" svg:x2="9.202cm" svg:y2="12.857cm">
            <text:p/>
          </draw:line>
          <draw:line draw:style-name="gr6" draw:text-style-name="P6" draw:layer="layout" svg:x1="7.138cm" svg:y1="15.921cm" svg:x2="8.172cm" svg:y2="14.905cm">
            <text:p/>
          </draw:line>
          <draw:line draw:style-name="gr6" draw:text-style-name="P6" draw:layer="layout" svg:x1="8.172cm" svg:y1="14.919cm" svg:x2="9.202cm" svg:y2="14.919cm">
            <text:p/>
          </draw:line>
          <draw:line draw:style-name="gr6" draw:text-style-name="P6" draw:layer="layout" svg:x1="7.828cm" svg:y1="15.246cm" svg:x2="8.858cm" svg:y2="15.246cm">
            <text:p/>
          </draw:line>
          <draw:line draw:style-name="gr6" draw:text-style-name="P6" draw:layer="layout" svg:x1="7.485cm" svg:y1="15.584cm" svg:x2="8.515cm" svg:y2="15.584cm">
            <text:p/>
          </draw:line>
          <draw:line draw:style-name="gr6" draw:text-style-name="P6" draw:layer="layout" svg:x1="7.138cm" svg:y1="15.92cm" svg:x2="8.168cm" svg:y2="15.92cm">
            <text:p/>
          </draw:line>
          <draw:line draw:style-name="gr6" draw:text-style-name="P6" draw:layer="layout" svg:x1="7.141cm" svg:y1="15.921cm" svg:x2="7.141cm" svg:y2="16.961cm">
            <text:p/>
          </draw:line>
          <draw:line draw:style-name="gr6" draw:text-style-name="P6" draw:layer="layout" svg:x1="8.862cm" svg:y1="15.249cm" svg:x2="8.862cm" svg:y2="16.289cm">
            <text:p/>
          </draw:line>
          <draw:line draw:style-name="gr6" draw:text-style-name="P6" draw:layer="layout" svg:x1="8.505cm" svg:y1="15.593cm" svg:x2="8.505cm" svg:y2="16.633cm">
            <text:p/>
          </draw:line>
          <draw:line draw:style-name="gr6" draw:text-style-name="P6" draw:layer="layout" svg:x1="8.164cm" svg:y1="16.972cm" svg:x2="9.197cm" svg:y2="15.957cm">
            <text:p/>
          </draw:line>
          <draw:line draw:style-name="gr6" draw:text-style-name="P6" draw:layer="layout" svg:x1="8.171cm" svg:y1="15.928cm" svg:x2="8.171cm" svg:y2="16.968cm">
            <text:p/>
          </draw:line>
          <draw:rect draw:style-name="gr7" draw:text-style-name="P7" draw:layer="layout" svg:width="5.139cm" svg:height="3.086cm" svg:x="7.143cm" svg:y="13.889cm">
            <text:p/>
          </draw:rect>
          <draw:line draw:style-name="gr6" draw:text-style-name="P6" draw:layer="layout" svg:x1="7.143cm" svg:y1="13.878cm" svg:x2="8.498cm" svg:y2="12.515cm">
            <text:p/>
          </draw:line>
          <draw:line draw:style-name="gr6" draw:text-style-name="P6" draw:layer="layout" svg:x1="12.268cm" svg:y1="13.887cm" svg:x2="13.644cm" svg:y2="12.515cm">
            <text:p/>
          </draw:line>
          <draw:line draw:style-name="gr6" draw:text-style-name="P6" draw:layer="layout" svg:x1="8.507cm" svg:y1="12.515cm" svg:x2="13.645cm" svg:y2="12.515cm">
            <text:p/>
          </draw:line>
          <draw:line draw:style-name="gr6" draw:text-style-name="P6" draw:layer="layout" svg:x1="12.295cm" svg:y1="16.967cm" svg:x2="13.663cm" svg:y2="15.604cm">
            <text:p/>
          </draw:line>
          <draw:line draw:style-name="gr6" draw:text-style-name="P6" draw:layer="layout" svg:x1="13.658cm" svg:y1="12.515cm" svg:x2="13.66cm" svg:y2="15.6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51:00.881933695</meta:creation-date>
    <dc:date>2018-05-15T17:51:20.551225254</dc:date>
    <meta:editing-duration>PT20S</meta:editing-duration>
    <meta:editing-cycles>1</meta:editing-cycles>
    <meta:document-statistic meta:object-count="47"/>
    <meta:generator>LibreOffice/6.0.0.3$MacOSX_X86_64 LibreOffice_project/64a0f66915f38c6217de274f0aa8e15618924765</meta:generator>
  </office:meta>
</office:document-meta>
</file>